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Heading_20_1"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text-position="-2% 100%" fo:font-size="20.3999996185303pt" officeooo:rsid="00ba5a0c" style:font-size-asian="20.3999996185303pt" style:font-size-complex="20.3999996185303pt"/>
    </style:style>
    <style:style style:name="T3" style:family="text">
      <style:text-properties style:text-position="-2% 100%" style:font-name="Ringside Regular1" fo:font-size="20.3999996185303pt" fo:font-weight="250" officeooo:rsid="00ba5a0c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4" style:family="text">
      <style:text-properties style:text-position="-2% 100%" style:font-name="Ringside Regular1" fo:font-size="14pt" fo:font-weight="250" officeooo:rsid="00ba5a0c" style:font-name-asian="PingFang SC" style:font-size-asian="14pt" style:font-weight-asian="bold" style:font-name-complex="Arial Unicode MS" style:font-size-complex="14pt" style:font-weight-complex="bold"/>
    </style:style>
    <style:style style:name="T5" style:family="text">
      <style:text-properties style:font-name="Joanna Nova" officeooo:rsid="00844c8f"/>
    </style:style>
    <style:style style:name="T6" style:family="text">
      <style:text-properties style:font-name="Joanna Nova" officeooo:rsid="00981570"/>
    </style:style>
    <style:style style:name="T7" style:family="text">
      <style:text-properties style:font-name="Joanna Nova" officeooo:rsid="00a5f0c5"/>
    </style:style>
    <style:style style:name="T8" style:family="text">
      <style:text-properties officeooo:rsid="009b1198"/>
    </style:style>
    <style:style style:name="T9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10" style:family="text">
      <style:text-properties fo:font-size="20.3999996185303pt" style:font-size-asian="20.3999996185303pt" style:font-size-complex="20.3999996185303pt"/>
    </style:style>
    <style:style style:name="T11" style:family="text">
      <style:text-properties fo:font-size="20.3999996185303pt" officeooo:rsid="003ed5ef" style:font-size-asian="20.3999996185303pt" style:font-size-complex="20.3999996185303pt"/>
    </style:style>
    <style:style style:name="T12" style:family="text">
      <style:text-properties officeooo:rsid="00a7ae10"/>
    </style:style>
    <style:style style:name="T13" style:family="text">
      <style:text-properties fo:font-variant="small-caps" style:font-name="Ringside Regular1" fo:font-weight="250" officeooo:rsid="00a92738" style:font-weight-asian="normal" style:font-weight-complex="normal"/>
    </style:style>
    <style:style style:name="T14" style:family="text">
      <style:text-properties fo:font-variant="small-caps" style:text-position="5% 100%" style:font-name="Ringside Regular1" fo:font-size="12pt" fo:font-weight="250" officeooo:rsid="00b1cd5d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Eric Bréchemier<text:span text:style-name="T1"><text:line-break/></text:span><text:span text:style-name="T4">linkedin@eric.brechemier.name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806233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Certificate from Connie Malamed Master Class</text:p>
          </table:table-cell>
        </table:table-row>
        <table:table-row table:style-name="TableLine10555313809075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Digital Learning Manager Certificate from LearnAssembly</text:p>
          </table:table-cell>
        </table:table-row>
        <table:table-row table:style-name="TableLine105553138095616">
          <table:table-cell table:style-name="Table1.A1" office:value-type="string">
            <text:p text:style-name="Table_20_Start_20_Date">since 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810380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<text:span text:style-name="T6">Discovering </text:span><text:span text:style-name="T7">&amp;</text:span><text:span text:style-name="T6"> Teaching Graphic Design</text:span> <text:span text:style-name="T8">Certificate </text:span>from CNAP<text:span text:style-name="T12"> on Fun</text:span></text:p>
          </table:table-cell>
        </table:table-row>
        <table:table-row table:style-name="TableLine10555313810406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Visual Communication Evening Class from EPSAA in Paris</text:p>
          </table:table-cell>
        </table:table-row>
        <table:table-row table:style-name="TableLine105553138089984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Distance Learning for Professional Certificate from edaa</text:p>
          </table:table-cell>
        </table:table-row>
        <table:table-row table:style-name="TableLine10555313809356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pecialization from CalArts on Coursera</text:p>
          </table:table-cell>
        </table:table-row>
        <table:table-row table:style-name="TableLine10555313810483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8106112">
          <table:table-cell table:style-name="GraphicDesignTable.A1" office:value-type="string">
            <text:p text:style-name="Table_20_Start_20_Date">since 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768729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/text:p>
          </table:table-cell>
        </table:table-row>
        <table:table-row table:style-name="TableLine10555313768038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7681152">
                <table:table-cell table:style-name="SoftwareEngineer.A1" office:value-type="string">
                  <text:p text:style-name="Table_20_Subheading"><text:span text:style-name="T14">e</text:span>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7693440">
                <table:table-cell table:style-name="SoftwareEngineer.A1" office:value-type="string">
                  <text:p text:style-name="Table_20_Subheading"><text:span text:style-name="T13">p</text:span>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7688320">
                <table:table-cell table:style-name="SoftwareEngineer.A1" office:value-type="string">
                  <text:p text:style-name="Table_20_Subheading"><text:span text:style-name="T13">p</text:span>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7682688">
                <table:table-cell table:style-name="SoftwareEngineer.A1" office:value-type="string">
                  <text:p text:style-name="Table_20_Subheading"><text:span text:style-name="T13">s</text:span>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7681408">
                <table:table-cell table:style-name="SoftwareEngineer.A1" office:value-type="string">
                  <text:p text:style-name="Table_20_Subheading"><text:span text:style-name="T13">t</text:span>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7685504">
                <table:table-cell table:style-name="SoftwareEngineer.A1" office:value-type="string">
                  <text:p text:style-name="Table_20_Subheading"><text:span text:style-name="T13">v</text:span>ideo <text:span text:style-name="T13">g</text:span>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7680896">
                <table:table-cell table:style-name="SoftwareEngineer.A1" office:value-type="string">
                  <text:p text:style-name="Table_20_Subheading"><text:span text:style-name="T13">w</text:span>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7695488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Video Games <text:span text:style-name="T5">&amp;</text:span> Interactive Media Master Degree from CNAM-ENJMIN</text:p>
          </table:table-cell>
        </table:table-row>
        <table:table-row table:style-name="TableLine10555313768473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 Master Degree from ENSIIE</text:p>
          </table:table-cell>
        </table:table-row>
        <table:table-row table:style-name="TableLine105553137689344">
          <table:table-cell table:style-name="Table2.A1" office:value-type="string">
            <text:p text:style-name="Table_20_Start_20_Date">since </text:p>
          </table:table-cell>
          <table:table-cell table:style-name="Table2.A1" office:value-type="string">
            <text:p text:style-name="Table_20_End_20_Date">1998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font-variant="small-caps" style:text-position="5% 100%" style:font-name="Ringside Regular1" fo:font-family="'Ringside Regular'" style:font-style-name="Light" style:font-pitch="variable" fo:font-size="12pt" fo:font-style="italic" fo:font-weight="normal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25T22:30:43.308179831</dc:date>
    <meta:editing-duration>PT4H47M42S</meta:editing-duration>
    <meta:editing-cycles>144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0" meta:word-count="133" meta:character-count="965" meta:non-whitespace-character-count="878"/>
  </office:meta>
</office:document-meta>
</file>